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4" style:family="graphic" style:parent-style-name="standard">
      <style:graphic-properties draw:stroke="none" svg:stroke-width="0.035cm" draw:stroke-linejoin="miter" draw:fill="solid" draw:fill-color="#ffffff"/>
    </style:style>
    <style:style style:name="gr5" style:family="graphic" style:parent-style-name="standard">
      <style:graphic-properties draw:stroke="none" svg:stroke-width="0.035cm" draw:stroke-linejoin="miter" draw:fill="solid" draw:fill-color="#000000"/>
    </style:style>
    <style:style style:name="gr6" style:family="graphic" style:parent-style-name="objectwithoutfill">
      <style:graphic-properties svg:stroke-width="0.053cm" draw:marker-start-width="0.279cm" draw:marker-end="Rounded_20_short_20_Arrow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color="#ff6600" draw:fill-color="#ff6600" draw:textarea-horizontal-align="justify" draw:textarea-vertical-align="middle" draw:auto-grow-height="false" fo:min-height="0.11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withoutfill">
      <style:graphic-properties draw:stroke="dash" draw:stroke-dash="Dashed_20__28_var_29_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color="#3333ff" draw:fill-color="#0000ff" draw:textarea-horizontal-align="justify" draw:textarea-vertical-align="middle" draw:auto-grow-height="false" fo:min-height="0.828cm" fo:min-width="0.57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solid" draw:fill-color="#000000"/>
    </style:style>
    <style:style style:name="P5" style:family="paragraph">
      <loext:graphic-properties draw:fill-color="#ff6600"/>
      <style:paragraph-properties fo:text-align="center"/>
    </style:style>
    <style:style style:name="P6" style:family="paragraph">
      <loext:graphic-properties draw:fill-color="#0000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556cm" svg:y1="18.01cm" svg:x2="24.785cm" svg:y2="17.996cm">
          <text:p/>
        </draw:line>
        <draw:line draw:style-name="gr1" draw:text-style-name="P1" draw:layer="layout" svg:x1="4.984cm" svg:y1="19.558cm" svg:x2="5.011cm" svg:y2="3.81cm">
          <text:p/>
        </draw:line>
        <draw:line draw:style-name="gr2" draw:text-style-name="P1" draw:layer="layout" svg:x1="4.985cm" svg:y1="17.996cm" svg:x2="14.371cm" svg:y2="10.922cm">
          <text:p/>
        </draw:line>
        <draw:custom-shape draw:style-name="gr3" draw:text-style-name="P2" draw:layer="layout" svg:width="0.508cm" svg:height="0.508cm" svg:x="14.317cm" svg:y="10.5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display§\hat{i}_x§svg§600§FALSE§</svg:desc>
          <draw:polygon draw:style-name="gr4" draw:text-style-name="P3" draw:layer="layout" svg:width="0.861cm" svg:height="1.055cm" svg:x="24.792cm" svg:y="17.375cm" svg:viewBox="0 0 862 1056" draw:points="431,1056 0,1056 0,0 862,0 862,1056">
            <text:p/>
          </draw:polygon>
          <draw:polygon draw:style-name="gr5" draw:text-style-name="P4" draw:layer="layout" svg:width="0.265cm" svg:height="0.153cm" svg:x="24.907cm" svg:y="17.372cm" svg:viewBox="0 0 266 154" draw:points="134,0 0,137 17,154 134,53 246,154 266,137">
            <text:p/>
          </draw:polygon>
          <draw:path draw:style-name="gr5" draw:text-style-name="P4" draw:layer="layout" svg:width="0.262cm" svg:height="0.663cm" svg:x="24.898cm" svg:y="17.63cm" svg:viewBox="0 0 263 664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9 0 47 34 81 82 81 95 0 131-143 131-152 0-11-8-11-11-11-11 0-11 3-17 20-17 62-50 120-101 120-16 0-25-8-25-30 0-26 9-40 31-101z">
            <text:p/>
          </draw:path>
          <draw:path draw:style-name="gr5" draw:text-style-name="P4" draw:layer="layout" svg:width="0.371cm" svg:height="0.313cm" svg:x="25.24cm" svg:y="18.125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g>
          <svg:title>TexMaths</svg:title>
          <svg:desc>28§display§\hat{i}_y§svg§600§FALSE§</svg:desc>
          <draw:polygon draw:style-name="gr4" draw:text-style-name="P3" draw:layer="layout" svg:width="0.839cm" svg:height="1.189cm" svg:x="4.466cm" svg:y="2.544cm" svg:viewBox="0 0 840 1190" draw:points="420,1190 0,1190 0,0 840,0 840,1190">
            <text:p/>
          </draw:polygon>
          <draw:polygon draw:style-name="gr5" draw:text-style-name="P4" draw:layer="layout" svg:width="0.265cm" svg:height="0.153cm" svg:x="4.581cm" svg:y="2.541cm" svg:viewBox="0 0 266 154" draw:points="134,0 0,137 17,154 134,53 246,154 266,137">
            <text:p/>
          </draw:polygon>
          <draw:path draw:style-name="gr5" draw:text-style-name="P4" draw:layer="layout" svg:width="0.262cm" svg:height="0.662cm" svg:x="4.572cm" svg:y="2.799cm" svg:viewBox="0 0 263 663" svg:d="M255 36c0-19-14-36-39-36-26 0-54 25-54 53 0 17 14 34 40 34 22 0 53-23 53-51zM179 406c11-28 11-31 20-56 8-20 14-34 14-53 0-45-31-81-81-81-96 0-132 142-132 154 0 8 11 8 11 8 11 0 11-3 17-17 28-92 67-123 101-123 8 0 25 0 25 31 0 22-8 42-11 53-9 25-53 140-70 182-9 25-23 59-23 78 0 48 34 81 82 81 95 0 131-142 131-151 0-11-8-11-11-11-11 0-11 3-17 20-17 61-50 120-101 120-16 0-25-8-25-31 0-25 9-39 31-100z">
            <text:p/>
          </draw:path>
          <draw:path draw:style-name="gr5" draw:text-style-name="P4" draw:layer="layout" svg:width="0.355cm" svg:height="0.447cm" svg:x="4.914cm" svg:y="3.294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3 70 23 28 0 54-12 76-31-8 36-17 67-45 101-19 22-47 44-84 44-5 0-36 0-50-22 36-6 36-39 36-39 0-23-19-25-28-25-17 0-39 14-39 44 0 37 34 62 81 62 70 0 157-56 179-143z">
            <text:p/>
          </draw:path>
        </draw:g>
        <draw:g>
          <svg:title>TexMaths</svg:title>
          <svg:desc>28§display§r§svg§600§FALSE§</svg:desc>
          <draw:polygon draw:style-name="gr4" draw:text-style-name="P3" draw:layer="layout" svg:width="0.472cm" svg:height="0.425cm" svg:x="10.342cm" svg:y="12.968cm" svg:viewBox="0 0 473 426" draw:points="235,426 0,426 0,0 473,0 473,426">
            <text:p/>
          </draw:polygon>
          <draw:path draw:style-name="gr5" draw:text-style-name="P4" draw:layer="layout" svg:width="0.402cm" svg:height="0.447cm" svg:x="10.37cm" svg:y="12.954cm" svg:viewBox="0 0 403 448" svg:d="M59 378c-3 17-9 39-9 45 0 17 14 25 28 25 12 0 31-8 37-28 3-3 36-137 39-157 8-31 25-101 34-129 2-11 30-58 53-81 8-5 36-31 81-31 25 0 39 12 42 12-31 5-53 28-53 53 0 17 11 36 39 36 25 0 53-22 53-59 0-33-31-64-81-64-65 0-109 48-129 76-5-45-42-76-89-76-45 0-65 39-73 56-17 34-31 92-31 95 0 11 11 11 11 11 11 0 11 0 17-22 17-70 36-118 73-118 17 0 31 9 31 45 0 20-3 31-17 84z">
            <text:p/>
          </draw:path>
        </draw:g>
        <draw:g>
          <svg:title>TexMaths</svg:title>
          <svg:desc>28§display§\theta§svg§600§FALSE§</svg:desc>
          <draw:polygon draw:style-name="gr4" draw:text-style-name="P3" draw:layer="layout" svg:width="0.489cm" svg:height="0.682cm" svg:x="9.799cm" svg:y="16.016cm" svg:viewBox="0 0 490 683" draw:points="246,683 0,683 0,0 490,0 490,683">
            <text:p/>
          </draw:polygon>
          <draw:path draw:style-name="gr5" draw:text-style-name="P4" draw:layer="layout" svg:width="0.408cm" svg:height="0.707cm" svg:x="9.841cm" svg:y="16.002cm" svg:viewBox="0 0 409 708" svg:d="M409 201c0-64-17-201-118-201-140 0-291 280-291 504 0 92 28 204 118 204 140 0 291-285 291-507zM106 339c17-65 37-143 76-213 25-48 62-104 106-104 51 0 56 62 56 118 0 50-8 101-33 199zM302 369c-11 45-30 129-67 202-36 67-73 115-117 115-31 0-54-28-54-121 0-42 6-98 34-196z">
            <text:p/>
          </draw:path>
        </draw:g>
        <draw:path draw:style-name="gr6" draw:text-style-name="P1" draw:layer="layout" svg:width="2.501cm" svg:height="1.015cm" draw:transform="rotate (1.5707963267949) translate (8.529cm 17.996cm)" svg:viewBox="0 0 2502 1016" svg:d="M0 1016c1740 0 2502-1016 2502-1016">
          <text:p/>
        </draw:path>
        <draw:line draw:style-name="gr2" draw:text-style-name="P1" draw:layer="layout" svg:x1="4.972cm" svg:y1="18.01cm" svg:x2="1.671cm" svg:y2="13.97cm">
          <text:p/>
        </draw:line>
        <draw:g>
          <svg:title>TexMaths</svg:title>
          <svg:desc>28§display§\hat{e}_y§svg§600§FALSE§</svg:desc>
          <draw:polygon draw:style-name="gr4" draw:text-style-name="P3" draw:layer="layout" svg:width="0.881cm" svg:height="0.965cm" svg:x="1.237cm" svg:y="12.745cm" svg:viewBox="0 0 882 966" draw:points="440,966 0,966 0,0 882,0 882,966">
            <text:p/>
          </draw:polygon>
          <draw:polygon draw:style-name="gr5" draw:text-style-name="P4" draw:layer="layout" svg:width="0.265cm" svg:height="0.153cm" svg:x="1.388cm" svg:y="12.742cm" svg:viewBox="0 0 266 154" draw:points="134,0 0,137 17,154 134,53 246,154 266,137">
            <text:p/>
          </draw:polygon>
          <draw:path draw:style-name="gr5" draw:text-style-name="P4" draw:layer="layout" svg:width="0.38cm" svg:height="0.447cm" svg:x="1.282cm" svg:y="12.991cm" svg:viewBox="0 0 381 448" svg:d="M140 210c28 0 101-3 151-25 70-28 76-87 76-101 0-42-39-84-107-84-112 0-260 95-260 269 0 100 59 179 157 179 140 0 224-104 224-118 0-5-6-11-11-11-6 0-9 3-14 8-79 98-185 98-199 98-76 0-87-81-87-114 0-12 3-42 17-101zM92 188c40-152 143-166 168-166 45 0 73 28 73 62 0 104-159 104-199 104z">
            <text:p/>
          </draw:path>
          <draw:path draw:style-name="gr5" draw:text-style-name="P4" draw:layer="layout" svg:width="0.355cm" svg:height="0.447cm" svg:x="1.727cm" svg:y="13.268cm" svg:viewBox="0 0 356 448" svg:d="M353 45c3-11 3-11 3-17 0-14-12-22-23-22-8 0-19 5-28 16-3 6-8 28-11 42l-14 56c-6 17-25 104-28 112 0 0-31 62-87 62-47 0-47-45-47-59 0-36 16-81 39-134 8-23 11-31 11-42 0-34-28-59-67-59-70 0-101 95-101 106 0 9 8 9 11 9 11 0 11-3 14-11 17-56 48-84 73-84 14 0 20 8 20 25 0 14-9 31-12 39-33 84-39 109-39 140 0 11 0 45 25 67 23 17 54 22 70 22 28 0 54-11 76-30-8 36-17 67-45 100-19 23-47 45-84 45-5 0-36 0-50-22 36-6 36-39 36-39 0-23-19-26-28-26-17 0-39 14-39 45 0 37 34 62 81 62 70 0 157-56 179-143z">
            <text:p/>
          </draw:path>
        </draw:g>
        <draw:g>
          <svg:title>TexMaths</svg:title>
          <svg:desc>28§display§\hat{e}_x§svg§600§FALSE§</svg:desc>
          <draw:polygon draw:style-name="gr4" draw:text-style-name="P3" draw:layer="layout" svg:width="0.903cm" svg:height="0.831cm" svg:x="14.358cm" svg:y="11.434cm" svg:viewBox="0 0 904 832" draw:points="451,832 0,832 0,0 904,0 904,832">
            <text:p/>
          </draw:polygon>
          <draw:polygon draw:style-name="gr5" draw:text-style-name="P4" draw:layer="layout" svg:width="0.265cm" svg:height="0.153cm" svg:x="14.509cm" svg:y="11.431cm" svg:viewBox="0 0 266 154" draw:points="134,0 0,137 17,154 134,53 246,154 266,137">
            <text:p/>
          </draw:polygon>
          <draw:path draw:style-name="gr5" draw:text-style-name="P4" draw:layer="layout" svg:width="0.38cm" svg:height="0.447cm" svg:x="14.403cm" svg:y="11.68cm" svg:viewBox="0 0 381 448" svg:d="M140 210c28 0 101-3 151-25 70-28 76-87 76-101 0-42-40-84-107-84-112 0-260 95-260 269 0 101 59 179 157 179 140 0 224-104 224-118 0-5-6-11-12-11-5 0-8 3-14 9-78 98-184 98-198 98-76 0-87-82-87-115 0-11 3-42 17-101zM92 188c40-152 143-166 168-166 45 0 73 28 73 62 0 104-159 104-199 104z">
            <text:p/>
          </draw:path>
          <draw:path draw:style-name="gr5" draw:text-style-name="P4" draw:layer="layout" svg:width="0.371cm" svg:height="0.313cm" svg:x="14.848cm" svg:y="11.957cm" svg:viewBox="0 0 372 314" svg:d="M140 232c-8 26-31 62-64 62-3 0-26 0-40-8 28-12 31-37 31-40 0-16-11-25-28-25-19 0-39 17-39 42 0 34 39 51 73 51 31 0 61-20 78-51 17 37 53 51 81 51 81 0 123-87 123-107 0-8-8-8-11-8-11 0-11 3-14 11-14 48-56 84-95 84-28 0-42-20-42-45 0-19 17-81 36-159 14-54 45-70 68-70 2 0 25 0 39 8-23 8-31 28-31 39 0 17 11 25 28 25 14 0 39-11 39-42 0-39-45-50-73-50-36 0-61 22-78 50-11-30-45-50-84-50-75 0-120 87-120 106 0 9 8 9 11 9 8 0 8-3 14-11 17-54 59-84 95-84 23 0 39 11 39 44 0 14-8 51-14 73z">
            <text:p/>
          </draw:path>
        </draw:g>
        <draw:line draw:style-name="gr2" draw:text-style-name="P1" draw:layer="layout" svg:x1="4.972cm" svg:y1="18.01cm" svg:x2="11.684cm" svg:y2="5.08cm">
          <text:p/>
        </draw:line>
        <draw:custom-shape draw:style-name="gr7" draw:text-style-name="P5" draw:layer="layout" svg:width="0.508cm" svg:height="0.508cm" svg:x="11.43cm" svg:y="4.5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8§inline§r'§svg§600§FALSE§</svg:desc>
          <draw:polygon draw:style-name="gr4" draw:text-style-name="P3" draw:layer="layout" svg:width="0.696cm" svg:height="0.741cm" svg:x="10.923cm" svg:y="7.154cm" svg:viewBox="0 0 697 742" draw:points="350,742 0,742 0,0 697,0 697,742">
            <text:p/>
          </draw:polygon>
          <draw:path draw:style-name="gr5" draw:text-style-name="P4" draw:layer="layout" svg:width="0.402cm" svg:height="0.447cm" svg:x="10.951cm" svg:y="7.456cm" svg:viewBox="0 0 403 448" svg:d="M59 378c-3 17-9 39-9 45 0 16 14 25 28 25 12 0 31-9 37-28 3-3 36-137 39-157 8-31 25-101 34-129 2-11 30-58 53-81 8-5 36-31 81-31 25 0 39 12 42 12-31 5-53 28-53 53 0 17 11 36 39 36 25 0 53-22 53-59 0-33-31-64-81-64-64 0-109 48-129 76-5-45-42-76-89-76-45 0-65 39-73 56-17 34-31 92-31 95 0 11 11 11 11 11 11 0 11 0 17-22 17-70 36-118 73-118 17 0 31 9 31 45 0 20-3 31-17 84z">
            <text:p/>
          </draw:path>
          <draw:path draw:style-name="gr5" draw:text-style-name="P4" draw:layer="layout" svg:width="0.175cm" svg:height="0.357cm" svg:x="11.427cm" svg:y="7.151cm" svg:viewBox="0 0 176 358" svg:d="M168 62c6-14 8-20 8-23 0-22-19-39-42-39-28 0-36 22-39 34l-92 299c0 3-3 11-3 11 0 9 22 14 28 14 3 0 6 0 8-11z">
            <text:p/>
          </draw:path>
        </draw:g>
        <draw:line draw:style-name="gr8" draw:text-style-name="P1" draw:layer="layout" svg:x1="14.671cm" svg:y1="10.506cm" svg:x2="15.594cm" svg:y2="7.366cm">
          <text:p/>
        </draw:line>
        <draw:line draw:style-name="gr9" draw:text-style-name="P1" draw:layer="layout" svg:x1="14.732cm" svg:y1="10.506cm" svg:x2="18.034cm" svg:y2="10.506cm">
          <text:p/>
        </draw:line>
        <draw:path draw:style-name="gr6" draw:text-style-name="P1" draw:layer="layout" svg:width="1.361cm" svg:height="0.6cm" draw:transform="rotate (1.5707963267949) translate (15.24cm 10.506cm)" svg:viewBox="0 0 1362 601" svg:d="M0 601c947 0 1362-601 1362-601">
          <text:p/>
        </draw:path>
        <draw:g>
          <svg:title>TexMaths</svg:title>
          <svg:desc>28§display§\alpha§svg§600§FALSE§</svg:desc>
          <draw:polygon draw:style-name="gr4" draw:text-style-name="P3" draw:layer="layout" svg:width="0.632cm" svg:height="0.425cm" svg:x="15.877cm" svg:y="9.412cm" svg:viewBox="0 0 633 426" draw:points="317,426 0,426 0,0 633,0 633,426">
            <text:p/>
          </draw:polygon>
          <draw:path draw:style-name="gr5" draw:text-style-name="P4" draw:layer="layout" svg:width="0.554cm" svg:height="0.447cm" svg:x="15.916cm" svg:y="9.398cm" svg:viewBox="0 0 555 448" svg:d="M431 204c0-156-92-204-165-204-134 0-266 143-266 280 0 92 59 168 160 168 61 0 134-22 210-81 11 50 45 81 89 81 54 0 84-53 84-70 0-6-8-8-14-8-5 0-8 2-11 8-19 48-53 48-56 48-31 0-31-76-31-101 0-20 0-23 12-34 92-117 112-232 112-232 0-3 0-11-12-11-11 0-11 2-14 22-19 62-50 137-98 196zM364 339c-87 78-162 87-202 87-58 0-89-42-89-107 0-47 25-157 59-207 44-70 98-90 134-90 98 0 98 129 98 208 0 36 0 92 0 109z">
            <text:p/>
          </draw:path>
        </draw:g>
        <draw:g>
          <svg:title>TexMaths</svg:title>
          <svg:desc>28§display§\vec{F}_{lt}§svg§600§FALSE§</svg:desc>
          <draw:polygon draw:style-name="gr4" draw:text-style-name="P3" draw:layer="layout" svg:width="1.181cm" svg:height="1.1cm" svg:x="15.748cm" svg:y="6.768cm" svg:viewBox="0 0 1182 1101" draw:points="591,1101 0,1101 0,0 1182,0 1182,1101">
            <text:p/>
          </draw:polygon>
          <draw:path draw:style-name="gr5" draw:text-style-name="P4" draw:layer="layout" svg:width="0.439cm" svg:height="0.198cm" svg:x="16.073cm" svg:y="6.765cm" svg:viewBox="0 0 440 199" svg:d="M353 118c-14 14-48 42-48 58 0 12 9 23 20 23 8 0 14-9 20-14 11-14 33-42 78-65 6-5 17-8 17-22 0-8-9-14-14-20-23-14-34-33-42-56 0-8-6-22-20-22s-19 14-19 20c0 5 8 39 25 58h-336c-17 0-34 0-34 20s17 20 34 20z">
            <text:p/>
          </draw:path>
          <draw:path draw:style-name="gr5" draw:text-style-name="P4" draw:layer="layout" svg:width="0.703cm" svg:height="0.671cm" svg:x="15.784cm" svg:y="7.048cm" svg:viewBox="0 0 704 672" svg:d="M263 350h96c72 0 81 17 81 45 0 8 0 19-6 47-3 6-5 12-5 12 0 8 8 14 14 14 8 0 8-3 14-23l53-213c3-11 3-14 3-16 0-3 0-12-12-12-8 0-11 6-14 20-19 78-44 95-128 95h-90l64-249c9-36 9-39 54-39h131c121 0 143 33 143 109 0 22 0 25-3 53-3 11-3 14-3 17 0 6 3 11 14 11 9 0 12-5 12-22l22-171c3-28-3-28-28-28h-485c-19 0-28 0-28 20 0 11 9 11 26 11 36 0 64 0 64 17 0 5 0 5-3 25l-131 521c-12 39-12 47-90 47-17 0-28 0-28 20 0 11 11 11 14 11 31 0 104-3 132-3 33 0 114 3 145 3 12 0 23 0 23-19 0-9-6-9-6-12-3 0-5 0-28 0-22 0-28 0-50-2-31-3-34-6-34-20 0 0 0-8 6-22z">
            <text:p/>
          </draw:path>
          <draw:path draw:style-name="gr5" draw:text-style-name="P4" draw:layer="layout" svg:width="0.156cm" svg:height="0.486cm" svg:x="16.42cm" svg:y="7.387cm" svg:viewBox="0 0 157 487" svg:d="M154 20c0 0 3-9 3-12 0-2-3-8-11-8-14 0-73 6-90 6-6 2-14 2-14 16 0 12 8 12 17 12 33 0 33 2 33 8s0 11-2 17l-87 341c-3 6-3 14-3 23 0 45 39 64 73 64 17 0 39-5 56-36 17-25 25-67 25-70 0-9-8-9-11-9-9 0-11 6-14 17-9 34-23 79-53 79-17 0-23-17-23-34 0-8 3-20 3-28z">
            <text:p/>
          </draw:path>
          <draw:path draw:style-name="gr5" draw:text-style-name="P4" draw:layer="layout" svg:width="0.234cm" svg:height="0.439cm" svg:x="16.658cm" svg:y="7.434cm" svg:viewBox="0 0 235 440" svg:d="M143 160h70c14 0 22 0 22-17 0-9-8-9-19-9h-68l26-103c0-3 2-6 2-9 0-14-8-22-22-22-20 0-28 11-34 31-5 17 3-17-28 103h-70c-14 0-22 0-22 14 0 12 8 12 20 12h67l-42 162c-3 20-9 42-9 53 0 39 34 65 73 65 79 0 123-96 123-107 0-8-11-8-11-8-8 0-11 3-17 14-19 42-53 81-92 81-14 0-25-8-25-34 0-5 3-22 5-28z">
            <text:p/>
          </draw:path>
        </draw:g>
        <draw:custom-shape draw:style-name="gr10" draw:text-style-name="P6" draw:layer="layout" svg:width="1.524cm" svg:height="1.524cm" svg:x="4.218cm" svg:y="17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7" draw:layer="layout" svg:width="2.018cm" svg:height="0.962cm" svg:x="5.334cm" svg:y="18.596cm">
          <draw:text-box>
            <text:p>Earth</text:p>
          </draw:text-box>
        </draw:frame>
        <draw:frame draw:style-name="gr12" draw:text-style-name="P7" draw:layer="layout" svg:width="1.778cm" svg:height="0.962cm" svg:x="12.7cm" svg:y="9.906cm">
          <draw:text-box>
            <text:p>S/C</text:p>
          </draw:text-box>
        </draw:frame>
        <draw:frame draw:style-name="gr12" draw:text-style-name="P7" draw:layer="layout" svg:width="2.794cm" svg:height="0.962cm" svg:x="9.144cm" svg:y="4.118cm">
          <draw:text-box>
            <text:p>Target</text:p>
          </draw:text-box>
        </draw:frame>
        <draw:path draw:style-name="gr6" draw:text-style-name="P1" draw:layer="layout" svg:width="2.501cm" svg:height="1.015cm" draw:transform="rotate (1.5707963267949) translate (6.35cm 18.01cm)" svg:viewBox="0 0 2502 1016" svg:d="M0 1016c1740 0 2502-1016 2502-1016">
          <text:p/>
        </draw:path>
        <draw:g>
          <svg:title>TexMaths</svg:title>
          <svg:desc>28§display§\theta'§svg§600§FALSE§</svg:desc>
          <draw:polygon draw:style-name="gr4" draw:text-style-name="P3" draw:layer="layout" svg:width="0.716cm" svg:height="0.788cm" svg:x="7.031cm" svg:y="14.889cm" svg:viewBox="0 0 717 789" draw:points="359,789 0,789 0,0 717,0 717,789">
            <text:p/>
          </draw:polygon>
          <draw:path draw:style-name="gr5" draw:text-style-name="P4" draw:layer="layout" svg:width="0.408cm" svg:height="0.707cm" svg:x="7.073cm" svg:y="14.984cm" svg:viewBox="0 0 409 708" svg:d="M409 202c0-65-17-202-118-202-140 0-291 280-291 504 0 92 28 204 118 204 140 0 291-285 291-506zM106 339c17-65 37-143 76-213 25-48 62-104 106-104 51 0 56 62 56 118 0 50-8 101-33 199zM302 369c-11 45-30 129-67 202-36 67-73 115-117 115-31 0-54-28-54-121 0-42 6-98 34-196z">
            <text:p/>
          </draw:path>
          <draw:path draw:style-name="gr5" draw:text-style-name="P4" draw:layer="layout" svg:width="0.175cm" svg:height="0.357cm" svg:x="7.552cm" svg:y="14.886cm" svg:viewBox="0 0 176 358" svg:d="M168 62c6-14 8-20 8-23 0-22-19-39-42-39-28 0-36 22-39 34l-92 299c0 3-3 11-3 11 0 9 22 14 28 14 3 0 6 0 8-11z">
            <text:p/>
          </draw:path>
        </draw:g>
        <presentation:notes draw:style-name="dp2">
          <draw:page-thumbnail draw:style-name="gr13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2T09:15:40.161522374</meta:creation-date>
    <dc:date>2018-04-12T09:32:18.399790120</dc:date>
    <meta:editing-duration>PT9M43S</meta:editing-duration>
    <meta:editing-cycles>2</meta:editing-cycles>
    <meta:generator>LibreOffice/5.1.6.2$Linux_X86_64 LibreOffice_project/10m0$Build-2</meta:generator>
    <meta:document-statistic meta:object-count="82"/>
  </office:meta>
</office:document-meta>
</file>